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334cm"/>
    </style:style>
    <style:style style:name="co2" style:family="table-column">
      <style:table-column-properties fo:break-before="auto" style:column-width="3.581cm"/>
    </style:style>
    <style:style style:name="co3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13.705cm"/>
    </style:style>
    <style:style style:name="co5" style:family="table-column">
      <style:table-column-properties fo:break-before="auto" style:column-width="2.972cm"/>
    </style:style>
    <style:style style:name="co6" style:family="table-column">
      <style:table-column-properties fo:break-before="auto" style:column-width="2.24cm"/>
    </style:style>
    <style:style style:name="co7" style:family="table-column">
      <style:table-column-properties fo:break-before="auto" style:column-width="2.84cm"/>
    </style:style>
    <style:style style:name="co8" style:family="table-column">
      <style:table-column-properties fo:break-before="auto" style:column-width="3.948cm"/>
    </style:style>
    <style:style style:name="co9" style:family="table-column">
      <style:table-column-properties fo:break-before="auto" style:column-width="3.441cm"/>
    </style:style>
    <style:style style:name="co10" style:family="table-column">
      <style:table-column-properties fo:break-before="auto" style:column-width="1.773cm"/>
    </style:style>
    <style:style style:name="co11" style:family="table-column">
      <style:table-column-properties fo:break-before="auto" style:column-width="1.485cm"/>
    </style:style>
    <style:style style:name="co12" style:family="table-column">
      <style:table-column-properties fo:break-before="auto" style:column-width="3.246cm"/>
    </style:style>
    <style:style style:name="co13" style:family="table-column">
      <style:table-column-properties fo:break-before="auto" style:column-width="13.092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PageStyle_5f_Sheet0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ackground-color="#ffff00" fo:padding="0.071cm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4">
      <style:table-cell-properties fo:padding="0.071cm"/>
    </style:style>
    <style:style style:name="ce6" style:family="table-cell" style:parent-style-name="Default" style:data-style-name="N4">
      <style:table-cell-properties style:text-align-source="fix" style:repeat-content="false" fo:padding="0.071cm"/>
      <style:paragraph-properties fo:text-align="end" fo:margin-left="0cm"/>
    </style:style>
    <style:style style:name="ce7" style:family="table-cell" style:parent-style-name="Default" style:data-style-name="N4">
      <style:table-cell-properties fo:background-color="#ffff00" style:text-align-source="fix" style:repeat-content="false" fo:padding="0.071cm"/>
      <style:paragraph-properties fo:text-align="end" fo:margin-left="0cm"/>
    </style:style>
    <style:style style:name="ce8" style:family="table-cell" style:parent-style-name="Default" style:data-style-name="N0">
      <style:table-cell-properties fo:background-color="#ffff00" fo:padding="0.071cm"/>
    </style:style>
    <style:style style:name="ce9" style:family="table-cell" style:parent-style-name="Default" style:data-style-name="N4">
      <style:table-cell-properties fo:background-color="#ffff00" fo:padding="0.071cm"/>
    </style:style>
    <style:style style:name="ce10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Default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0" table:number-columns-repeated="1010" table:default-cell-style-name="Default"/>
        <table:table-row table:style-name="ro1">
          <table:table-cell table:style-name="ce1" office:value-type="string" calcext:value-type="string">
            <text:p>CERTAME DE REGISTRO DE PREÇ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EM PR</text:p>
          </table:table-cell>
          <table:table-cell office:value-type="string" calcext:value-type="string">
            <text:p>REQUISIÇÃO MÃE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FORNECEDOR</text:p>
          </table:table-cell>
          <table:table-cell office:value-type="string" calcext:value-type="string">
            <text:p>PRC UNITÁRIO</text:p>
          </table:table-cell>
          <table:table-cell office:value-type="string" calcext:value-type="string">
            <text:p>QTD RP</text:p>
          </table:table-cell>
          <table:table-cell office:value-type="string" calcext:value-type="string">
            <text:p>QTD ATUAL</text:p>
          </table:table-cell>
          <table:table-cell office:value-type="string" calcext:value-type="string">
            <text:p>QTD TOTAL</text:p>
          </table:table-cell>
          <table:table-cell office:value-type="string" calcext:value-type="string">
            <text:p>VALOR TOTAL ITEM</text:p>
          </table:table-cell>
          <table:table-cell office:value-type="string" calcext:value-type="string">
            <text:p>QTD SOLICITADA</text:p>
          </table:table-cell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SUB ELEMENTO</text:p>
          </table:table-cell>
          <table:table-cell office:value-type="string" calcext:value-type="string">
            <text:p>DESC SUB ELEMENTO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N253001EM</text:p>
          </table:table-cell>
          <table:table-cell table:style-name="ce4" office:value-type="string" calcext:value-type="string">
            <text:p>1KIT CINTA CATRACA DE 50MM X 9M - 3000 KG PARA AMARRAÇÕES.</text:p>
            <text:p>NA COR PRETA OU LARANJA.</text:p>
            <text:p/>
          </table:table-cell>
          <table:table-cell office:value-type="string" calcext:value-type="string">
            <text:p>FORTUNA SEGURANÇA E TECNOLOGIA</text:p>
          </table:table-cell>
          <table:table-cell table:style-name="ce6" office:value-type="float" office:value="70.99" calcext:value-type="float">
            <text:p>70,9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[.F3]+[.G3]" office:value-type="float" office:value="34" calcext:value-type="float">
            <text:p>34</text:p>
          </table:table-cell>
          <table:table-cell table:formula="of:=[.E3]*[.H3]" office:value-type="float" office:value="2413.66" calcext:value-type="float">
            <text:p>2413,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MATERIAL DE PROTEÇÃO E SEGURANÇ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CN253002EM</text:p>
          </table:table-cell>
          <table:table-cell office:value-type="string" calcext:value-type="string">
            <text:p>1LUVA DE PVC REFERÊNCIA PETRONIT DANNY 36 CM.</text:p>
          </table:table-cell>
          <table:table-cell office:value-type="string" calcext:value-type="string">
            <text:p>JR PORTELLA SERVICOS AUTOMOTIVOS - EIRELLI</text:p>
          </table:table-cell>
          <table:table-cell table:style-name="ce6" office:value-type="float" office:value="10.95" calcext:value-type="float">
            <text:p>10,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[.F4]+[.G4]" office:value-type="float" office:value="100" calcext:value-type="float">
            <text:p>100</text:p>
          </table:table-cell>
          <table:table-cell table:formula="of:=[.E4]*[.H4]"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MATERIAL DE PROTEÇÃO E SEGURANÇA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N253008EM</text:p>
          </table:table-cell>
          <table:table-cell table:style-name="ce4" office:value-type="string" calcext:value-type="string">
            <text:p>1BOMBONA PARA COMBUSTÍVEL – 200LITROS.</text:p>
            <text:p/>
          </table:table-cell>
          <table:table-cell office:value-type="string" calcext:value-type="string">
            <text:p>ECOPLASTIK COMERCIO DE EMBALAGENS LTDA</text:p>
          </table:table-cell>
          <table:table-cell table:style-name="ce6" office:value-type="float" office:value="200" calcext:value-type="float">
            <text:p>200,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F5]+[.G5]" office:value-type="float" office:value="16" calcext:value-type="float">
            <text:p>16</text:p>
          </table:table-cell>
          <table:table-cell table:formula="of:=[.E5]*[.H5]"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MATERIAL DE ACONDICIONAMENTO E EMBALAGEM</text:p>
          </table:table-cell>
          <table:table-cell table:number-columns-repeated="101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ICN253009EM</text:p>
          </table:table-cell>
          <table:table-cell table:style-name="ce3" office:value-type="string" calcext:value-type="string">
            <text:p>1KIT DE TINTA DE ACABAMENTO POLIURETANO ACRÍLICO ALIFÁTICO BRILHANTE BICOMPONENTE, DE ALTOS SÓLIDOS POR VOLUME NA COR LARANJA SEGURANÇA (COMPONENTE A) E CATALISADOR PARA TINTA POLIURETANA ACRÍLICO ALIFÁTICO BRILHANTE BICOMPONENTE (COMPONENTE B). PRODUTO DE</text:p>
          </table:table-cell>
          <table:table-cell table:style-name="ce3" office:value-type="string" calcext:value-type="string">
            <text:p>FLEXICOAT INDUSTRIA E COMERCIO LTDA</text:p>
          </table:table-cell>
          <table:table-cell table:style-name="ce7" office:value-type="float" office:value="184.5" calcext:value-type="float">
            <text:p>184,5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formula="of:=[.F6]+[.G6]" office:value-type="float" office:value="150" calcext:value-type="float">
            <text:p>150</text:p>
          </table:table-cell>
          <table:table-cell table:style-name="ce3" table:formula="of:=[.E6]*[.H6]" office:value-type="float" office:value="27675" calcext:value-type="float">
            <text:p>27675</text:p>
          </table:table-cell>
          <table:table-cell table:style-name="ce3" office:value-type="float" office:value="0" calcext:value-type="float">
            <text:p>0</text:p>
          </table:table-cell>
          <table:table-cell table:style-name="ce10"/>
          <table:table-cell table:style-name="ce3" office:value-type="string" calcext:value-type="string">
            <text:p>339030</text:p>
          </table:table-cell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MATERIAL PARA <text:s/>MANUTENÇÃO DE BENS IMÓVEIS E INSTALAÇÕES</text:p>
          </table:table-cell>
          <table:table-cell table:style-name="ce10"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CN253011EM</text:p>
          </table:table-cell>
          <table:table-cell office:value-type="string" calcext:value-type="string">
            <text:p>1KIT DE TINTA DE ACABAMENTO POLIURETANO ACRÍLICO ALIFÁTICO BRILHANTE BICOMPONENTE, DE ALTOS SÓLIDOS POR VOLUME NA COR CINZA CLARO (COMPONENTE A) E CATALISADOR PARA TINTA POLIURETANA ACRÍLICO ALIFÁTICO BRILHANTE BICOMPONENTE (COMPONENTE B). PRODUTO DESENVOL</text:p>
          </table:table-cell>
          <table:table-cell office:value-type="string" calcext:value-type="string">
            <text:p>FLEXICOAT INDUSTRIA E COMERCIO LTDA</text:p>
          </table:table-cell>
          <table:table-cell table:style-name="ce6" office:value-type="float" office:value="184.18" calcext:value-type="float">
            <text:p>184,18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formula="of:=[.F7]+[.G7]" office:value-type="float" office:value="150" calcext:value-type="float">
            <text:p>150</text:p>
          </table:table-cell>
          <table:table-cell table:formula="of:=[.E7]*[.H7]" office:value-type="float" office:value="27627" calcext:value-type="float">
            <text:p>276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TERIAL PARA <text:s/>MANUTENÇÃO DE BENS IMÓVEIS E INSTALAÇÕES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CN253010EM</text:p>
          </table:table-cell>
          <table:table-cell office:value-type="string" calcext:value-type="string">
            <text:p>1KIT DE TINTA DE ACABAMENTO POLIURETANO ACRÍLICO ALIFÁTICO BRILHANTE BICOMPONENTE, DE ALTOS SÓLIDOS POR VOLUME NA COR BRANCO NEVE (COMPONENTE A) E CATALISADOR PARA TINTA POLIURETANA ACRÍLICO ALIFÁTICO BRILHANTE BICOMPONENTE (COMPONENTE B). PRODUTO DESENVOL</text:p>
          </table:table-cell>
          <table:table-cell office:value-type="string" calcext:value-type="string">
            <text:p>FLEXICOAT INDUSTRIA E COMERCIO LTDA</text:p>
          </table:table-cell>
          <table:table-cell table:style-name="ce6" office:value-type="float" office:value="165.56" calcext:value-type="float">
            <text:p>165,56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formula="of:=[.F8]+[.G8]" office:value-type="float" office:value="135" calcext:value-type="float">
            <text:p>135</text:p>
          </table:table-cell>
          <table:table-cell table:formula="of:=[.E8]*[.H8]" office:value-type="float" office:value="22350.6" calcext:value-type="float">
            <text:p>22350,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TERIAL PARA <text:s/>MANUTENÇÃO DE BENS IMÓVEIS E INSTALAÇÕES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CN253012EM</text:p>
          </table:table-cell>
          <table:table-cell table:style-name="ce4" office:value-type="string" calcext:value-type="string">
            <text:p>1THINNER MULTIUSO INDICADO PARA DILUIÇÃO DE PRODUTOS À BASE DE POLIURETANO E POLIÉSTER. MISTURA DE SOLVENTES VOLÁTEIS, DEVIDAMENTE BALANCEADOS, LÍMPIDO, INCOLOR, ODOR CARACTERÍSTICOS E INFLAMÁVEL. PRODUTO UTILIZADO EM TEMPO DE TEMPERATURA.</text:p>
            <text:p>EMBALAGEM: GALÃO</text:p>
          </table:table-cell>
          <table:table-cell office:value-type="string" calcext:value-type="string">
            <text:p>AEROQUALITY COMERCIO DE PRODUTOS E SERVICOS LTDA - EPP</text:p>
          </table:table-cell>
          <table:table-cell table:style-name="ce6" office:value-type="float" office:value="79.59" calcext:value-type="float">
            <text:p>79,59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F9]+[.G9]" office:value-type="float" office:value="45" calcext:value-type="float">
            <text:p>45</text:p>
          </table:table-cell>
          <table:table-cell table:formula="of:=[.E9]*[.H9]" office:value-type="float" office:value="3581.55" calcext:value-type="float">
            <text:p>3581,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TERIAL PARA <text:s/>MANUTENÇÃO DE BENS IMÓVEIS E INSTALAÇÕES</text:p>
          </table:table-cell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CN253018EM</text:p>
          </table:table-cell>
          <table:table-cell table:style-name="ce4" office:value-type="string" calcext:value-type="string">
            <text:p>1KIT DISCO DE FIBRA REMOVEDOR DE 100MM DE DIÂMETRO, EQUIVALENTE AO USO DE 18 FOLHAS DE LIXAS DE FERRO, SEGUINDO CORRETAMENTE AS INSTRUÇÕES DE USO</text:p>
            <text:p/>
          </table:table-cell>
          <table:table-cell office:value-type="string" calcext:value-type="string">
            <text:p>J. J. VITALLI</text:p>
          </table:table-cell>
          <table:table-cell table:style-name="ce6" office:value-type="float" office:value="47.86" calcext:value-type="float">
            <text:p>47,86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[.F10]+[.G10]" office:value-type="float" office:value="75" calcext:value-type="float">
            <text:p>75</text:p>
          </table:table-cell>
          <table:table-cell table:formula="of:=[.E10]*[.H10]" office:value-type="float" office:value="3589.5" calcext:value-type="float">
            <text:p>3589,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TERIAL PARA <text:s/>MANUTENÇÃO DE BENS IMÓVEIS E INSTALAÇÕES</text:p>
          </table:table-cell>
          <table:table-cell table:number-columns-repeated="10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CN253028EM</text:p>
          </table:table-cell>
          <table:table-cell table:style-name="ce4" office:value-type="string" calcext:value-type="string">
            <text:p>1FOLHA DE LIXA PARA METAL DE GRÃO 50</text:p>
            <text:p/>
          </table:table-cell>
          <table:table-cell office:value-type="string" calcext:value-type="string">
            <text:p>J. J. VITALLI</text:p>
          </table:table-cell>
          <table:table-cell table:style-name="ce6" office:value-type="float" office:value="3.03" calcext:value-type="float">
            <text:p>3,03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[.F11]+[.G11]" office:value-type="float" office:value="300" calcext:value-type="float">
            <text:p>300</text:p>
          </table:table-cell>
          <table:table-cell table:formula="of:=[.E11]*[.H11]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TERIAL PARA <text:s/>MANUTENÇÃO DE BENS IMÓVEIS E INSTALAÇÕES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CN253035EM</text:p>
          </table:table-cell>
          <table:table-cell table:style-name="ce4" office:value-type="string" calcext:value-type="string">
            <text:p>1CORDOALHA CHATA ESTANHADA FLEXÍVEL 22X73MM COM FUROS DE 6MM PARA PARAFUSOS M6, AFASTADOS 48MM, CONFORME APÊNDICE C.</text:p>
            <text:p/>
          </table:table-cell>
          <table:table-cell office:value-type="string" calcext:value-type="string">
            <text:p>ADVANCED CITY INDUSTRIA E COMERCIO DE EQUIPAMENTOS EIRELI</text:p>
          </table:table-cell>
          <table:table-cell table:style-name="ce6" office:value-type="float" office:value="19.99" calcext:value-type="float">
            <text:p>19,99</text:p>
          </table:table-cell>
          <table:table-cell office:value-type="float" office:value="7980" calcext:value-type="float">
            <text:p>7980</text:p>
          </table:table-cell>
          <table:table-cell office:value-type="float" office:value="7480" calcext:value-type="float">
            <text:p>7480</text:p>
          </table:table-cell>
          <table:table-cell table:formula="of:=[.F12]+[.G12]" office:value-type="float" office:value="15460" calcext:value-type="float">
            <text:p>15460</text:p>
          </table:table-cell>
          <table:table-cell table:formula="of:=[.E12]*[.H12]" office:value-type="float" office:value="309045.4" calcext:value-type="float">
            <text:p>309045,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TERIAL PARA <text:s/>MANUTENÇÃO DE BENS IMÓVEIS E INSTALAÇÕES</text:p>
          </table:table-cell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CN253036EM</text:p>
          </table:table-cell>
          <table:table-cell table:style-name="ce4" office:value-type="string" calcext:value-type="string">
            <text:p>1CORDOALHA CHATA ESTANHADA FLEXÍVEL 22X73MM COM FUROS DE 6MM PARA PARAFUSOS M6, AFASTADOS 48MM, CONFORME APÊNDICE C. </text:p>
            <text:p>COTA RESERVADA PARA ME / EPP EM 25%, CONFORME ART. 8° DO DECRETO N° 8.538, DE 2015.</text:p>
            <text:p/>
          </table:table-cell>
          <table:table-cell office:value-type="string" calcext:value-type="string">
            <text:p>ADVANCED CITY INDUSTRIA E COMERCIO DE EQUIPAMENTOS EIRELI</text:p>
          </table:table-cell>
          <table:table-cell table:style-name="ce6" office:value-type="float" office:value="19.99" calcext:value-type="float">
            <text:p>19,99</text:p>
          </table:table-cell>
          <table:table-cell table:number-columns-repeated="2" office:value-type="float" office:value="2660" calcext:value-type="float">
            <text:p>2660</text:p>
          </table:table-cell>
          <table:table-cell table:formula="of:=[.F13]+[.G13]" office:value-type="float" office:value="5320" calcext:value-type="float">
            <text:p>5320</text:p>
          </table:table-cell>
          <table:table-cell table:formula="of:=[.E13]*[.H13]" office:value-type="float" office:value="106346.8" calcext:value-type="float">
            <text:p>106346,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TERIAL PARA <text:s/>MANUTENÇÃO DE BENS IMÓVEIS E INSTALAÇÕES</text:p>
          </table:table-cell>
          <table:table-cell table:number-columns-repeated="10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CN253002CI</text:p>
          </table:table-cell>
          <table:table-cell office:value-type="string" calcext:value-type="string">
            <text:p>1CARGA DE GÁS ACETILENO – 7,7KG</text:p>
          </table:table-cell>
          <table:table-cell office:value-type="string" calcext:value-type="string">
            <text:p>DALIUMA COMERCIO DE PECAS AUTOMOTIVAS LTDA</text:p>
          </table:table-cell>
          <table:table-cell table:style-name="ce6" office:value-type="float" office:value="313" calcext:value-type="float">
            <text:p>313,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[.F14]+[.G14]" office:value-type="float" office:value="80" calcext:value-type="float">
            <text:p>80</text:p>
          </table:table-cell>
          <table:table-cell table:formula="of:=[.E14]*[.H14]" office:value-type="float" office:value="25040" calcext:value-type="float">
            <text:p>2504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TERIAL PARA <text:s/>MANUTENÇÃO DE BENS IMÓVEIS E INSTALAÇÕES</text:p>
          </table:table-cell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CN253003CI</text:p>
          </table:table-cell>
          <table:table-cell office:value-type="string" calcext:value-type="string">
            <text:p>1CARGA DE GÁS OXIGÊNIO INDUSTRIAL - 11 KG, 7,8L, 1M3</text:p>
          </table:table-cell>
          <table:table-cell office:value-type="string" calcext:value-type="string">
            <text:p>DALIUMA COMERCIO DE PECAS AUTOMOTIVAS LTDA</text:p>
          </table:table-cell>
          <table:table-cell table:style-name="ce6" office:value-type="float" office:value="131" calcext:value-type="float">
            <text:p>131,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[.F15]+[.G15]" office:value-type="float" office:value="80" calcext:value-type="float">
            <text:p>80</text:p>
          </table:table-cell>
          <table:table-cell table:formula="of:=[.E15]*[.H15]" office:value-type="float" office:value="10480" calcext:value-type="float">
            <text:p>1048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TERIAL PARA <text:s/>MANUTENÇÃO DE BENS IMÓVEIS E INSTALAÇÕES</text:p>
          </table:table-cell>
          <table:table-cell table:number-columns-repeated="10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CN253006CI</text:p>
          </table:table-cell>
          <table:table-cell office:value-type="string" calcext:value-type="string">
            <text:p>1FILTRO DE AR FLEETGUARD AA2957.</text:p>
          </table:table-cell>
          <table:table-cell office:value-type="string" calcext:value-type="string">
            <text:p>ADERBAUTO COMERCIO DE PECAS EIRELI</text:p>
          </table:table-cell>
          <table:table-cell table:style-name="ce6" office:value-type="float" office:value="120" calcext:value-type="float">
            <text:p>120,00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formula="of:=[.F16]+[.G16]" office:value-type="float" office:value="54" calcext:value-type="float">
            <text:p>54</text:p>
          </table:table-cell>
          <table:table-cell table:formula="of:=[.E16]*[.H16]" office:value-type="float" office:value="6480" calcext:value-type="float">
            <text:p>648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TERIAL PARA <text:s/>MANUTENÇÃO DE BENS IMÓVEIS E INSTALAÇÕES</text:p>
          </table:table-cell>
          <table:table-cell table:number-columns-repeated="10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CN253007CI</text:p>
          </table:table-cell>
          <table:table-cell table:style-name="ce4" office:value-type="string" calcext:value-type="string">
            <text:p>1GRAMPO INOX PARA CABO DE AÇO 1/4" </text:p>
            <text:p/>
          </table:table-cell>
          <table:table-cell office:value-type="string" calcext:value-type="string">
            <text:p>VERKAUF DO BRASIL COMERCIO DE PECAS ELETRONICAS E SERVICO</text:p>
          </table:table-cell>
          <table:table-cell table:style-name="ce6" office:value-type="float" office:value="9.94" calcext:value-type="float">
            <text:p>9,94</text:p>
          </table:table-cell>
          <table:table-cell table:number-columns-repeated="2" office:value-type="float" office:value="3000" calcext:value-type="float">
            <text:p>3000</text:p>
          </table:table-cell>
          <table:table-cell table:formula="of:=[.F17]+[.G17]" office:value-type="float" office:value="6000" calcext:value-type="float">
            <text:p>6000</text:p>
          </table:table-cell>
          <table:table-cell table:formula="of:=[.E17]*[.H17]" office:value-type="float" office:value="59640" calcext:value-type="float">
            <text:p>5964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TERIAL PARA <text:s/>MANUTENÇÃO DE BENS IMÓVEIS E INSTALAÇÕES</text:p>
          </table:table-cell>
          <table:table-cell table:number-columns-repeated="10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CN253008CI</text:p>
          </table:table-cell>
          <table:table-cell table:style-name="ce4" office:value-type="string" calcext:value-type="string">
            <text:p>1GRAMPO GALVANIZADO A QUENTE PARA CABO DE AÇO 1/4" </text:p>
            <text:p/>
          </table:table-cell>
          <table:table-cell office:value-type="string" calcext:value-type="string">
            <text:p>ELETROCHOK COMÉRCIO DE MATERIAL ELÉTRICO LTDA</text:p>
          </table:table-cell>
          <table:table-cell table:style-name="ce6" office:value-type="float" office:value="1.09" calcext:value-type="float">
            <text:p>1,09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[.F18]+[.G18]" office:value-type="float" office:value="3000" calcext:value-type="float">
            <text:p>3000</text:p>
          </table:table-cell>
          <table:table-cell table:formula="of:=[.E18]*[.H18]" office:value-type="float" office:value="3270" calcext:value-type="float">
            <text:p>327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TERIAL PARA <text:s/>MANUTENÇÃO DE BENS IMÓVEIS E INSTALAÇÕES</text:p>
          </table:table-cell>
          <table:table-cell table:number-columns-repeated="10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CN253009CI</text:p>
          </table:table-cell>
          <table:table-cell office:value-type="string" calcext:value-type="string">
            <text:p>1ESTICADOR FORJADO (OLHAL X GANCHO) DE ROSCA 3/8". ESTICADOR PARA CABO DE AÇO FORJADO EM AÇO CARBONO COM TERMINAIS DE OLHAL EM UMA EXTREMIDADE E GANCHO NA OUTRA. UTILIZADO PARA TENSIONAMENTO DE CABOS DE AÇO, CORDOALHAS E/OU CORDAS, FABRICADOS CONFORME NORM</text:p>
          </table:table-cell>
          <table:table-cell office:value-type="string" calcext:value-type="string">
            <text:p>J. J. VITALLI</text:p>
          </table:table-cell>
          <table:table-cell table:style-name="ce6" office:value-type="float" office:value="8.68" calcext:value-type="float">
            <text:p>8,68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table:formula="of:=[.F19]+[.G19]" office:value-type="float" office:value="240" calcext:value-type="float">
            <text:p>240</text:p>
          </table:table-cell>
          <table:table-cell table:formula="of:=[.E19]*[.H19]" office:value-type="float" office:value="2083.2" calcext:value-type="float">
            <text:p>2083,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TERIAL PARA <text:s/>MANUTENÇÃO DE BENS IMÓVEIS E INSTALAÇÕES</text:p>
          </table:table-cell>
          <table:table-cell table:number-columns-repeated="10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CN253010CI</text:p>
          </table:table-cell>
          <table:table-cell table:style-name="ce4" office:value-type="string" calcext:value-type="string">
            <text:p>1MONITOR DE TEMPERATURA – M96; REFERÊNCIA: ELECTRON</text:p>
            <text:p>CARACTERÍSTICAS TÉCNICAS:</text:p>
            <text:p>· DISPLAY DE 3 DÍGITOS DE LED DE ALTA LUMINOSIDADE (VERMELHO);</text:p>
            <text:p>· PRECISÃO DE 0,5% (FS);</text:p>
            <text:p>· FAIXA DE MEDIÇÃO DE TEMPERATURA DE 0 A 200 ºC;</text:p>
            <text:p>· ENTRADA COMPENSADA PARA SENSORES PT100 </text:p>
          </table:table-cell>
          <table:table-cell office:value-type="string" calcext:value-type="string">
            <text:p>FORTUNA SEGURANÇA E TECNOLOGIA</text:p>
          </table:table-cell>
          <table:table-cell table:style-name="ce6" office:value-type="float" office:value="3200" calcext:value-type="float">
            <text:p>3.200,0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F20]+[.G20]" office:value-type="float" office:value="8" calcext:value-type="float">
            <text:p>8</text:p>
          </table:table-cell>
          <table:table-cell table:formula="of:=[.E20]*[.H20]"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MATERIAL ELÉTRICO E ELETRÔNICO</text:p>
          </table:table-cell>
          <table:table-cell table:number-columns-repeated="10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CN258005EL</text:p>
          </table:table-cell>
          <table:table-cell office:value-type="string" calcext:value-type="string">
            <text:p>1SELANTE DE POLIURETANO 310ML PARA JUNTAS DE DILATAÇÃO PU-40, PARA CONSTRUÇÃO CIVIL, AUTOMOBILÍSTICA, METALÚRGICA E NAVAL.</text:p>
          </table:table-cell>
          <table:table-cell office:value-type="string" calcext:value-type="string">
            <text:p>PLANED COMERCIO E SERVICOS EIRELI</text:p>
          </table:table-cell>
          <table:table-cell table:style-name="ce6" office:value-type="float" office:value="32.75" calcext:value-type="float">
            <text:p>32,7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formula="of:=[.F21]+[.G21]" office:value-type="float" office:value="130" calcext:value-type="float">
            <text:p>130</text:p>
          </table:table-cell>
          <table:table-cell table:formula="of:=[.E21]*[.H21]" office:value-type="float" office:value="4257.5" calcext:value-type="float">
            <text:p>4257,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TERIAL PARA <text:s/>MANUTENÇÃO DE BENS IMÓVEIS E INSTALAÇÕES</text:p>
          </table:table-cell>
          <table:table-cell table:number-columns-repeated="10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CN275001EL</text:p>
          </table:table-cell>
          <table:table-cell office:value-type="string" calcext:value-type="string">
            <text:p>1SERPENTINA COND. MCHX 10.0TR - 2C (EMBALG40094). MATERIAL ALUMÍNIO. PARA AR CONDICIONADO MODELO: SIVE10000KAAS5LA UCON: CRCB100K2COLA, Nº DE SÉRIE: B0314S0532 UCON: B0314S0514.</text:p>
          </table:table-cell>
          <table:table-cell office:value-type="string" calcext:value-type="string">
            <text:p>REFRIGERACAO FLORA LTDA - EPP</text:p>
          </table:table-cell>
          <table:table-cell table:style-name="ce6" office:value-type="float" office:value="3431.42" calcext:value-type="float">
            <text:p>3.431,42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F22]+[.G22]" office:value-type="float" office:value="40" calcext:value-type="float">
            <text:p>40</text:p>
          </table:table-cell>
          <table:table-cell table:formula="of:=[.E22]*[.H22]" office:value-type="float" office:value="137256.8" calcext:value-type="float">
            <text:p>137256,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MATERIAL DE ACONDICIONAMENTO E EMBALAGEM</text:p>
          </table:table-cell>
          <table:table-cell table:number-columns-repeated="10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CN275002EL</text:p>
          </table:table-cell>
          <table:table-cell office:value-type="string" calcext:value-type="string">
            <text:p>1SERPENTINA COND. MCHX 15.0TR - 2C (EMBALG20194). MATERIAL ALUMÍNIO. PARA AR CONDICIONADO MODELO: SIVE15000KAAS5LA UCON: CRCB150K2COLA, Nº DE SÉRIE: B0314S0534 UCON: B0314S0520.</text:p>
          </table:table-cell>
          <table:table-cell office:value-type="string" calcext:value-type="string">
            <text:p>REFRIGERACAO FLORA LTDA - EPP</text:p>
          </table:table-cell>
          <table:table-cell table:style-name="ce6" office:value-type="float" office:value="999.98" calcext:value-type="float">
            <text:p>999,98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F23]+[.G23]" office:value-type="float" office:value="30" calcext:value-type="float">
            <text:p>30</text:p>
          </table:table-cell>
          <table:table-cell table:formula="of:=[.E23]*[.H23]" office:value-type="float" office:value="29999.4" calcext:value-type="float">
            <text:p>29999,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MATERIAL DE ACONDICIONAMENTO E EMBALAGEM</text:p>
          </table:table-cell>
          <table:table-cell table:number-columns-repeated="10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CN303002EL</text:p>
          </table:table-cell>
          <table:table-cell office:value-type="string" calcext:value-type="string">
            <text:p>1SERPENTINA COND. MCHX 15.0TR - 2C (EMBALG20194). MATERIAL ALUMÍNIO. PARA AR CONDICIONADO MODELO: SIVE15000KAAS5LA UCON: CRCB150K2COLA, Nº DE SÉRIE: B0314S0534 UCON: B0314S0520. COTA RESERVADA ME/EPP EM 25%</text:p>
          </table:table-cell>
          <table:table-cell office:value-type="string" calcext:value-type="string">
            <text:p>REFRIGERACAO FLORA LTDA - EPP</text:p>
          </table:table-cell>
          <table:table-cell table:style-name="ce6" office:value-type="float" office:value="9999.98" calcext:value-type="float">
            <text:p>9.999,98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F24]+[.G24]" office:value-type="float" office:value="10" calcext:value-type="float">
            <text:p>10</text:p>
          </table:table-cell>
          <table:table-cell table:formula="of:=[.E24]*[.H24]" office:value-type="float" office:value="99999.8" calcext:value-type="float">
            <text:p>99999,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MATERIAL DE ACONDICIONAMENTO E EMBALAGEM</text:p>
          </table:table-cell>
          <table:table-cell table:number-columns-repeated="10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ICN276003EL</text:p>
          </table:table-cell>
          <table:table-cell office:value-type="string" calcext:value-type="string">
            <text:p>1CABO FLEXÍVEL 50MM2. MATERIAL COBRE. ISOLAMENTO750V. PRETO. (UNIDADE POR METRO)</text:p>
          </table:table-cell>
          <table:table-cell office:value-type="string" calcext:value-type="string">
            <text:p>MARIO SERGIO CASLINI CONSTRUTORA</text:p>
          </table:table-cell>
          <table:table-cell table:style-name="ce6" office:value-type="float" office:value="27.99" calcext:value-type="float">
            <text:p>27,99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F25]+[.G25]" office:value-type="float" office:value="3600" calcext:value-type="float">
            <text:p>3600</text:p>
          </table:table-cell>
          <table:table-cell table:formula="of:=[.E25]*[.H25]" office:value-type="float" office:value="100764" calcext:value-type="float">
            <text:p>10076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MATERIAL ELÉTRICO E ELETRÔNICO</text:p>
          </table:table-cell>
          <table:table-cell table:number-columns-repeated="10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ICN303003EL</text:p>
          </table:table-cell>
          <table:table-cell office:value-type="string" calcext:value-type="string">
            <text:p>1CABO FLEXÍVEL 50MM2. MATERIAL COBRE. ISOLAMENTO750V. PRETO. (UNIDADE POR METRO). COTA RESERVADA PARA ME/EPP EM 23,3%.</text:p>
          </table:table-cell>
          <table:table-cell office:value-type="string" calcext:value-type="string">
            <text:p>MARIO SERGIO CASLINI CONSTRUTORA</text:p>
          </table:table-cell>
          <table:table-cell table:style-name="ce6" office:value-type="float" office:value="27.99" calcext:value-type="float">
            <text:p>27,99</text:p>
          </table:table-cell>
          <table:table-cell table:number-columns-repeated="2" office:value-type="float" office:value="700" calcext:value-type="float">
            <text:p>700</text:p>
          </table:table-cell>
          <table:table-cell table:formula="of:=[.F26]+[.G26]" office:value-type="float" office:value="1400" calcext:value-type="float">
            <text:p>1400</text:p>
          </table:table-cell>
          <table:table-cell table:formula="of:=[.E26]*[.H26]" office:value-type="float" office:value="39186" calcext:value-type="float">
            <text:p>3918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MATERIAL ELÉTRICO E ELETRÔNICO</text:p>
          </table:table-cell>
          <table:table-cell table:number-columns-repeated="10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ICN276004EL</text:p>
          </table:table-cell>
          <table:table-cell office:value-type="string" calcext:value-type="string">
            <text:p>1CABO FLEXÍVEL 70MM2. MATERIAL COBRE. ISOLAMENTO750V. PRETO. (UNIDADE POR METRO)</text:p>
          </table:table-cell>
          <table:table-cell office:value-type="string" calcext:value-type="string">
            <text:p>MARIO SERGIO CASLINI CONSTRUTORA</text:p>
          </table:table-cell>
          <table:table-cell table:style-name="ce6" office:value-type="float" office:value="44.71" calcext:value-type="float">
            <text:p>44,71</text:p>
          </table:table-cell>
          <table:table-cell office:value-type="float" office:value="2300" calcext:value-type="float">
            <text:p>2300</text:p>
          </table:table-cell>
          <table:table-cell office:value-type="float" office:value="1800" calcext:value-type="float">
            <text:p>1800</text:p>
          </table:table-cell>
          <table:table-cell table:formula="of:=[.F27]+[.G27]" office:value-type="float" office:value="4100" calcext:value-type="float">
            <text:p>4100</text:p>
          </table:table-cell>
          <table:table-cell table:formula="of:=[.E27]*[.H27]" office:value-type="float" office:value="183311" calcext:value-type="float">
            <text:p>1833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MATERIAL ELÉTRICO E ELETRÔNICO</text:p>
          </table:table-cell>
          <table:table-cell table:number-columns-repeated="10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ICN303001EM</text:p>
          </table:table-cell>
          <table:table-cell office:value-type="string" calcext:value-type="string">
            <text:p>1MANGUEIRA PARA ABASTECIMENTO <text:s/>Ø ¾". COTA RESERVADA PARA ME/EPP EM 12%.</text:p>
          </table:table-cell>
          <table:table-cell office:value-type="string" calcext:value-type="string">
            <text:p>FORTUNA SEGURANÇA E TECNOLOGIA</text:p>
          </table:table-cell>
          <table:table-cell table:style-name="ce6" office:value-type="float" office:value="80" calcext:value-type="float">
            <text:p>80,0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F28]+[.G28]" office:value-type="float" office:value="14" calcext:value-type="float">
            <text:p>14</text:p>
          </table:table-cell>
          <table:table-cell table:formula="of:=[.E28]*[.H28]"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TERIAL PARA <text:s/>MANUTENÇÃO DE BENS IMÓVEIS E INSTALAÇÕES</text:p>
          </table:table-cell>
          <table:table-cell table:number-columns-repeated="10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CN290001EL</text:p>
          </table:table-cell>
          <table:table-cell office:value-type="string" calcext:value-type="string">
            <text:p>1BATERIA RECARREGÁVEL, TIPO SELADA VRLA (REGULADAS POR VÁLVULAS) AGM, ESTACIONÁRIA, DURAÇÃO CARGA 20 HORAS, USO NOBREAK, CARACTERÍSTICAS ADICIONAIS DISPENSA ADIÇÃO ÁGUA OU ELETRÓLITO E DE AMBIENTE C, SISTEMA ELETROQUÍMICO CHUMBO-ÁCIDO, CAPACIDADE NOMINAL: </text:p>
          </table:table-cell>
          <table:table-cell office:value-type="string" calcext:value-type="string">
            <text:p>POWERSAFE IMPORTACAO, EXPORTACAO LTDA.</text:p>
          </table:table-cell>
          <table:table-cell table:style-name="ce6" office:value-type="float" office:value="2415" calcext:value-type="float">
            <text:p>2.415,00</text:p>
          </table:table-cell>
          <table:table-cell table:number-columns-repeated="2" office:value-type="float" office:value="180" calcext:value-type="float">
            <text:p>180</text:p>
          </table:table-cell>
          <table:table-cell table:formula="of:=[.F29]+[.G29]" office:value-type="float" office:value="360" calcext:value-type="float">
            <text:p>360</text:p>
          </table:table-cell>
          <table:table-cell table:formula="of:=[.E29]*[.H29]" office:value-type="float" office:value="869400" calcext:value-type="float">
            <text:p>8694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MATERIAL ELÉTRICO E ELETRÔNICO</text:p>
          </table:table-cell>
          <table:table-cell table:number-columns-repeated="10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CN290003EL</text:p>
          </table:table-cell>
          <table:table-cell office:value-type="string" calcext:value-type="string">
            <text:p>1BATERIA RECARREGÁVEL, TIPO SELADA VRLA (REGULADAS POR VÁLVULAS) AGM, DURAÇÃO CARGA 20 HORAS, USO NOBREAK, CARACTERÍSTICAS ADICIONAIS DISPENSA ADIÇÃO ÁGUA OU ELETRÓLITO E DE AMBIENTE C, SISTEMA ELETROQUÍMICO CHUMBO-ÁCIDO, CAPACIDADE NOMINAL C20 120AH, C10 </text:p>
          </table:table-cell>
          <table:table-cell office:value-type="string" calcext:value-type="string">
            <text:p>POWERSAFE IMPORTACAO, EXPORTACAO LTDA.</text:p>
          </table:table-cell>
          <table:table-cell table:style-name="ce6" office:value-type="float" office:value="1059" calcext:value-type="float">
            <text:p>1.059,00</text:p>
          </table:table-cell>
          <table:table-cell office:value-type="float" office:value="155" calcext:value-type="float">
            <text:p>155</text:p>
          </table:table-cell>
          <table:table-cell office:value-type="float" office:value="105" calcext:value-type="float">
            <text:p>105</text:p>
          </table:table-cell>
          <table:table-cell table:formula="of:=[.F30]+[.G30]" office:value-type="float" office:value="260" calcext:value-type="float">
            <text:p>260</text:p>
          </table:table-cell>
          <table:table-cell table:formula="of:=[.E30]*[.H30]" office:value-type="float" office:value="275340" calcext:value-type="float">
            <text:p>27534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MATERIAL ELÉTRICO E ELETRÔNICO</text:p>
          </table:table-cell>
          <table:table-cell table:number-columns-repeated="10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CN328001EL</text:p>
          </table:table-cell>
          <table:table-cell table:style-name="ce4" office:value-type="string" calcext:value-type="string">
            <text:p>1CABO SINGELO DE MÉDIA TENSÃO DE 10MM2 COM ISOLAMENTO DE 3,6 / 6 KV</text:p>
            <text:p/>
            <text:p/>
          </table:table-cell>
          <table:table-cell office:value-type="string" calcext:value-type="string">
            <text:p>ADVANCED CITY INDUSTRIA E COMERCIO DE EQUIPAMENTOS EIRELI</text:p>
          </table:table-cell>
          <table:table-cell table:style-name="ce6" office:value-type="float" office:value="15.7" calcext:value-type="float">
            <text:p>15,70</text:p>
          </table:table-cell>
          <table:table-cell office:value-type="float" office:value="45000" calcext:value-type="float">
            <text:p>45000</text:p>
          </table:table-cell>
          <table:table-cell office:value-type="float" office:value="40000" calcext:value-type="float">
            <text:p>40000</text:p>
          </table:table-cell>
          <table:table-cell table:formula="of:=[.F31]+[.G31]" office:value-type="float" office:value="85000" calcext:value-type="float">
            <text:p>85000</text:p>
          </table:table-cell>
          <table:table-cell table:formula="of:=[.E31]*[.H31]" office:value-type="float" office:value="1334500" calcext:value-type="float">
            <text:p>1334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MATERIAL ELÉTRICO E ELETRÔNICO</text:p>
          </table:table-cell>
          <table:table-cell table:number-columns-repeated="10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CN328005EL</text:p>
          </table:table-cell>
          <table:table-cell table:style-name="ce4" office:value-type="string" calcext:value-type="string">
            <text:p>1MÓDULO INTELILITE AMF 25 DA COMAP TENSÃO 8-36VDC</text:p>
            <text:p/>
          </table:table-cell>
          <table:table-cell office:value-type="string" calcext:value-type="string">
            <text:p>ELETROCHOK COMÉRCIO DE MATERIAL ELÉTRICO LTDA</text:p>
          </table:table-cell>
          <table:table-cell table:style-name="ce6" office:value-type="float" office:value="3800" calcext:value-type="float">
            <text:p>3.800,0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F32]+[.G32]" office:value-type="float" office:value="10" calcext:value-type="float">
            <text:p>10</text:p>
          </table:table-cell>
          <table:table-cell table:formula="of:=[.E32]*[.H32]" office:value-type="float" office:value="38000" calcext:value-type="float">
            <text:p>38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MATERIAL ELÉTRICO E ELETRÔNICO</text:p>
          </table:table-cell>
          <table:table-cell table:number-columns-repeated="10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ICN328006EL</text:p>
          </table:table-cell>
          <table:table-cell table:style-name="ce4" office:value-type="string" calcext:value-type="string">
            <text:p>1REGULADOR DE TENSÃO MODELO GRT7-TH4 PE COM AS SEGUINTES CARACTERÍSTICAS:</text:p>
            <text:p>CORRENTE NOMINAL DE OPERAÇÃO: 7A;</text:p>
            <text:p>CORRENTE DE PICO: 10A;</text:p>
            <text:p>ENTRADA ANALÓGICA +-9VCC: SIM;</text:p>
            <text:p>AJUSTE DROOP P/ OPERAÇÃO PARALELA: SIM;</text:p>
            <text:p>CERTIFICAÇÃO CSA: SIM;</text:p>
            <text:p>REALIMENTAÇÃO: 160-300VCA OU 32</text:p>
          </table:table-cell>
          <table:table-cell office:value-type="string" calcext:value-type="string">
            <text:p>VERKAUF DO BRASIL COMERCIO DE PECAS ELETRONICAS E SERVICO</text:p>
          </table:table-cell>
          <table:table-cell table:style-name="ce6" office:value-type="float" office:value="1000" calcext:value-type="float">
            <text:p>1.000,0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F33]+[.G33]" office:value-type="float" office:value="40" calcext:value-type="float">
            <text:p>40</text:p>
          </table:table-cell>
          <table:table-cell table:formula="of:=[.E33]*[.H33]"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MATERIAL ELÉTRICO E ELETRÔNICO</text:p>
          </table:table-cell>
          <table:table-cell table:number-columns-repeated="10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CN328007EL</text:p>
          </table:table-cell>
          <table:table-cell table:style-name="ce4" office:value-type="string" calcext:value-type="string">
            <text:p>1CONE REFLETIVO PRETO E AMARELO 50 CM</text:p>
            <text:p/>
          </table:table-cell>
          <table:table-cell office:value-type="string" calcext:value-type="string">
            <text:p>OLITHIER COMERCIO DE MATERIAIS E MERCADORIAS EIRELI</text:p>
          </table:table-cell>
          <table:table-cell table:style-name="ce6" office:value-type="float" office:value="23.87" calcext:value-type="float">
            <text:p>23,8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34]+[.G34]" office:value-type="float" office:value="100" calcext:value-type="float">
            <text:p>100</text:p>
          </table:table-cell>
          <table:table-cell table:formula="of:=[.E34]*[.H34]" office:value-type="float" office:value="2387" calcext:value-type="float">
            <text:p>23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MATERIAL DE PROTEÇÃO E SEGURANÇA</text:p>
          </table:table-cell>
          <table:table-cell table:number-columns-repeated="10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CN328008EL</text:p>
          </table:table-cell>
          <table:table-cell table:style-name="ce4" office:value-type="string" calcext:value-type="string">
            <text:p>1CORRENTES PARA SINALIZAÇÃO 29X59X9MM (PACOTE COM 50M)</text:p>
            <text:p/>
          </table:table-cell>
          <table:table-cell office:value-type="string" calcext:value-type="string">
            <text:p>ELETROCHOK COMÉRCIO DE MATERIAL ELÉTRICO LTDA</text:p>
          </table:table-cell>
          <table:table-cell table:style-name="ce6" office:value-type="float" office:value="190" calcext:value-type="float">
            <text:p>190,0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F35]+[.G35]" office:value-type="float" office:value="40" calcext:value-type="float">
            <text:p>40</text:p>
          </table:table-cell>
          <table:table-cell table:formula="of:=[.E35]*[.H35]" office:value-type="float" office:value="7600" calcext:value-type="float">
            <text:p>76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MATERIAL DE PROTEÇÃO E SEGURANÇA</text:p>
          </table:table-cell>
          <table:table-cell table:number-columns-repeated="10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CN328010EL</text:p>
          </table:table-cell>
          <table:table-cell table:style-name="ce4" office:value-type="string" calcext:value-type="string">
            <text:p>1TERMINAÇÃO TERMOCONTRÁTIL DE MÉDIA TENSÃO PARA CABOS DE 10MM2, TENSÃO 3,6/6KV. USO EXTERNO.</text:p>
            <text:p/>
          </table:table-cell>
          <table:table-cell office:value-type="string" calcext:value-type="string">
            <text:p>VOLT MATERIAIS ELETRICOS EIRELI</text:p>
          </table:table-cell>
          <table:table-cell table:style-name="ce6" office:value-type="float" office:value="145.9" calcext:value-type="float">
            <text:p>145,90</text:p>
          </table:table-cell>
          <table:table-cell office:value-type="float" office:value="4500" calcext:value-type="float">
            <text:p>4500</text:p>
          </table:table-cell>
          <table:table-cell office:value-type="float" office:value="4000" calcext:value-type="float">
            <text:p>4000</text:p>
          </table:table-cell>
          <table:table-cell table:formula="of:=[.F36]+[.G36]" office:value-type="float" office:value="8500" calcext:value-type="float">
            <text:p>8500</text:p>
          </table:table-cell>
          <table:table-cell table:formula="of:=[.E36]*[.H36]" office:value-type="float" office:value="1240150" calcext:value-type="float">
            <text:p>1240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MATERIAL ELÉTRICO E ELETRÔNICO</text:p>
          </table:table-cell>
          <table:table-cell table:number-columns-repeated="10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CN328011EL</text:p>
          </table:table-cell>
          <table:table-cell office:value-type="string" calcext:value-type="string">
            <text:p>1TERMINAÇÃO TERMOCONTRÁTIL DE MÉDIA TENSÃO PARA CABOS DE 10MM2, TENSÃO 3,6/6KV. USO EXTERNO COTA RESERVADA PARA ME/EPP EM 10%.</text:p>
          </table:table-cell>
          <table:table-cell office:value-type="string" calcext:value-type="string">
            <text:p>VOLT MATERIAIS ELETRICOS EIRELI</text:p>
          </table:table-cell>
          <table:table-cell table:style-name="ce6" office:value-type="float" office:value="145.9" calcext:value-type="float">
            <text:p>145,9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formula="of:=[.F37]+[.G37]" office:value-type="float" office:value="700" calcext:value-type="float">
            <text:p>700</text:p>
          </table:table-cell>
          <table:table-cell table:formula="of:=[.E37]*[.H37]" office:value-type="float" office:value="102130" calcext:value-type="float">
            <text:p>1021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MATERIAL ELÉTRICO E ELETRÔNICO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8" table:formula="of:=SUM([.H3:.H37])" office:value-type="float" office:value="135581" calcext:value-type="float">
            <text:p>135581</text:p>
          </table:table-cell>
          <table:table-cell table:style-name="ce9" table:formula="of:=SUM([.I3:.I37])" office:value-type="float" office:value="5145828.21" calcext:value-type="float">
            <text:p>5.145.828,21</text:p>
          </table:table-cell>
          <table:table-cell table:number-columns-repeated="1015"/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TESTE ITEM PREGÃO 1</text:p>
          </table:table-cell>
          <table:table-cell office:value-type="string" calcext:value-type="string">
            <text:p>TESTE FORNECEDOR</text:p>
          </table:table-cell>
          <table:table-cell office:value-type="float" office:value="1000" calcext:value-type="float">
            <text:p>1.000,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F39]+[.G39]" office:value-type="float" office:value="1000" calcext:value-type="float">
            <text:p>1000</text:p>
          </table:table-cell>
          <table:table-cell table:formula="of:=[.E39]*[.H39]" office:value-type="float" office:value="1000000" calcext:value-type="float">
            <text:p>1000000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EXCLUÍDO 9</text:p>
          </table:table-cell>
          <table:table-cell table:style-name="ce3" table:formula="of:=[.H38]-[.H6]" office:value-type="float" office:value="135431" calcext:value-type="float">
            <text:p>135431</text:p>
          </table:table-cell>
          <table:table-cell table:style-name="ce3" table:formula="of:=[.I38]-[.I6]" office:value-type="float" office:value="5118153.21" calcext:value-type="float">
            <text:p>5118153,21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INCLUÍDO 99</text:p>
          </table:table-cell>
          <table:table-cell table:style-name="ce3" table:formula="of:=[.H39]+[.H40]" office:value-type="float" office:value="136431" calcext:value-type="float">
            <text:p>136431</text:p>
          </table:table-cell>
          <table:table-cell table:style-name="ce3" table:formula="of:=[.I39]+[.I40]" office:value-type="float" office:value="6118153.21" calcext:value-type="float">
            <text:p>6118153,21</text:p>
          </table:table-cell>
          <table:table-cell table:number-columns-repeated="1015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0.A2:Sheet0.N3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0" style:display-name="PageStyle_Sheet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17T18:20:16.126000000</dc:date>
    <meta:editing-duration>PT1H22M37S</meta:editing-duration>
    <meta:editing-cycles>3</meta:editing-cycles>
    <meta:generator>LibreOffice/7.1.0.3$Windows_X86_64 LibreOffice_project/f6099ecf3d29644b5008cc8f48f42f4a40986e4c</meta:generator>
    <meta:document-statistic meta:table-count="1" meta:cell-count="485" meta:object-count="0"/>
  </office:meta>
</office:document-meta>
</file>